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background-color="transparent" style:font-size-asian="15pt" style:font-size-complex="15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officeooo:paragraph-rsid="00052adb"/>
    </style:style>
    <style:style style:name="P4" style:family="paragraph" style:parent-style-name="Text_20_body">
      <style:paragraph-properties fo:margin-left="0.0209in" fo:margin-right="0.0209in" fo:margin-top="0in" fo:margin-bottom="0in" loext:contextual-spacing="false" fo:line-height="150%" fo:text-indent="0in" style:auto-text-indent="false" fo:padding="0in" fo:border="none"/>
    </style:style>
    <style:style style:name="P5" style:family="paragraph" style:parent-style-name="Preformatted_20_Text">
      <style:text-properties fo:font-size="15pt" fo:background-color="transparent" style:font-size-asian="15pt" style:font-size-complex="15pt"/>
    </style:style>
    <style:style style:name="P6" style:family="paragraph" style:parent-style-name="Preformatted_20_Text">
      <style:text-properties fo:font-size="15pt" officeooo:paragraph-rsid="00052adb" fo:background-color="transparent" style:font-size-asian="15pt" style:font-size-complex="15pt"/>
    </style:style>
    <style:style style:name="P7" style:family="paragraph" style:parent-style-name="Preformatted_20_Text">
      <style:text-properties fo:font-size="15pt" officeooo:paragraph-rsid="0005e08c" fo:background-color="transparent" style:font-size-asian="15pt" style:font-size-complex="15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052adb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200%" fo:text-indent="0in" style:auto-text-indent="false" fo:padding="0in" fo:border="none"/>
      <style:text-properties officeooo:paragraph-rsid="0005e08c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paragraph-rsid="00052adb"/>
    </style:style>
    <style:style style:name="P12" style:family="paragraph" style:parent-style-name="Preformatted_20_Text">
      <style:paragraph-properties fo:margin-left="0.0209in" fo:margin-right="0.0209in" fo:margin-top="0in" fo:margin-bottom="0in" loext:contextual-spacing="false" fo:line-height="150%" fo:text-indent="0in" style:auto-text-indent="false" fo:padding="0in" fo:border="none"/>
    </style:style>
    <style:style style:name="T1" style:family="text">
      <style:text-properties fo:padding="0in" fo:border="none"/>
    </style:style>
    <style:style style:name="T2" style:family="text">
      <style:text-properties fo:background-color="#ffff66" loext:char-shading-value="0"/>
    </style:style>
    <style:style style:name="T3" style:family="text">
      <style:text-properties style:font-name="Consolas" fo:font-size="9.75pt" fo:padding="0in" fo:border="none"/>
    </style:style>
    <style:style style:name="T4" style:family="text">
      <style:text-properties style:font-name="Consolas" fo:background-color="#f2f2f2" loext:char-shading-value="0" fo:padding-left="0.052in" fo:padding-right="0.052in" fo:padding-top="0.0193in" fo:padding-bottom="0.0193in" fo:border="0.06pt solid #e6e6e6"/>
    </style:style>
    <style:style style:name="T5" style:family="text">
      <style:text-properties fo:color="#4d4e53" style:font-name="Consolas" fo:font-size="9.75pt" fo:background-color="transparent" loext:char-shading-value="0" style:font-size-asian="15pt" style:font-size-complex="15pt" fo:padding="0in" fo:border="none"/>
    </style:style>
    <style:style style:name="T6" style:family="text">
      <style:text-properties fo:color="#4d4e53" style:font-name="Consolas" fo:padding="0in" fo:border="none"/>
    </style:style>
    <style:style style:name="T7" style:family="text">
      <style:text-properties fo:color="#4d4e53" style:font-name="Consolas" fo:font-size="16pt" style:font-size-asian="16pt" style:font-size-complex="16pt" fo:padding="0in" fo:border="none"/>
    </style:style>
    <style:style style:name="T8" style:family="text">
      <style:text-properties fo:color="#4d4e53" style:font-name="Consolas" fo:font-size="16pt" fo:background-color="transparent" loext:char-shading-value="0" style:font-size-asian="16pt" style:font-size-complex="16pt" fo:padding="0in" fo:border="none"/>
    </style:style>
    <style:style style:name="T9" style:family="text">
      <style:text-properties fo:color="#4d4e53" style:font-name="Consolas" fo:font-size="15pt" style:font-size-asian="15pt" style:font-size-complex="15pt" fo:padding="0in" fo:border="none"/>
    </style:style>
    <style:style style:name="T10" style:family="text">
      <style:text-properties fo:color="#4d4e53" style:font-name="Consolas" fo:font-size="15pt" fo:background-color="transparent" loext:char-shading-value="0" style:font-size-asian="15pt" style:font-size-complex="15pt" fo:padding="0in" fo:border="none"/>
    </style:style>
    <style:style style:name="T11" style:family="text">
      <style:text-properties fo:color="#4d4e53" fo:font-size="15pt" fo:background-color="transparent" loext:char-shading-value="0" style:font-size-asian="15pt" style:font-size-complex="15pt" fo:padding="0in" fo:border="none"/>
    </style:style>
    <style:style style:name="T12" style:family="text">
      <style:text-properties fo:color="#4d4e53" fo:font-size="15pt" style:font-size-asian="15pt" style:font-size-complex="15pt" fo:padding="0in" fo:border="none"/>
    </style:style>
    <style:style style:name="T13" style:family="text">
      <style:text-properties fo:font-size="18pt" fo:background-color="#ffff66" loext:char-shading-value="0" style:font-size-asian="18pt" style:font-size-complex="18pt"/>
    </style:style>
    <style:style style:name="T14" style:family="text">
      <style:text-properties fo:font-size="18pt" fo:background-color="#ffff66" loext:char-shading-value="0" style:font-size-asian="18pt" style:font-size-complex="18pt" fo:padding="0in" fo:border="none"/>
    </style:style>
    <style:style style:name="T15" style:family="text">
      <style:text-properties fo:background-color="#f2f2f2" loext:char-shading-value="0" fo:padding-left="0.052in" fo:padding-right="0.052in" fo:padding-top="0.0193in" fo:padding-bottom="0.0193in" fo:border="0.06pt solid #e6e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虚假唤醒</text:p>
      <text:p text:style-name="P1">在多核处理器系统上pthread_cond_signal有时可能会唤醒多个正在pthread_cond_wait()的线程。</text:p>
      <text:p text:style-name="P1">查阅<text:a xlink:type="simple" xlink:href="http://pubs.opengroup.org/onlinepubs/009695399/toc.htm" text:style-name="Internet_20_link" text:visited-style-name="Visited_20_Internet_20_Link"><text:span text:style-name="T1">IEEE Std 1003.1, 2004</text:span></text:a>中关于pthread_cond_signal虚假唤醒(spurious wakeup)的解释如下：</text:p>
      <text:p text:style-name="P1"><text:span text:style-name="T13">On a multi-processor, it may be impossible for an implementation of pthread</text:span><text:span text:style-name="Emphasis"><text:span text:style-name="T14">cond</text:span></text:span><text:span text:style-name="T13">signal() to avoid the unblocking of more than one thread blocked on a condition variable.</text:span></text:p>
      <text:p text:style-name="P1"><text:span text:style-name="T2"/></text:p>
      <text:p text:style-name="P2">根据这个解释，在多处理器系统上，pthread_cond_signal是很有可能唤醒多个pthread_cond_wait()的线程。也就意味着当 一个线程中，pthread_cond_wait()返回的时候，不一定代表条件已经满足了，需要在程序中做额外的判断来检测是否真的已经满足条件了：</text:p>
      <text:p text:style-name="P5"><text:span text:style-name="Source_20_Text"><text:span text:style-name="T7">pthread_mutex_lock(&amp;lock);</text:span></text:span></text:p>
      <text:p text:style-name="P5"><text:span text:style-name="Source_20_Text"><text:span text:style-name="T7">while(condition_is_false)</text:span></text:span></text:p>
      <text:p text:style-name="P6"><text:span text:style-name="Source_20_Text"><text:span text:style-name="T7">{</text:span></text:span></text:p>
      <text:p text:style-name="P6"><text:span text:style-name="Source_20_Text"><text:span text:style-name="T7"><text:tab/>pthread_cond_wait(&amp;cond, &amp;lock);</text:span></text:span></text:p>
      <text:p text:style-name="P6"><text:span text:style-name="Source_20_Text"><text:span text:style-name="T7">}</text:span></text:span></text:p>
      <text:p text:style-name="P9"><text:span text:style-name="Source_20_Text"><text:span text:style-name="T7">pthread_mutex_unlock(&amp;lock);</text:span></text:span></text:p>
      <text:p text:style-name="P11"><text:span text:style-name="Source_20_Text"><text:span text:style-name="T10">事实上，</text:span></text:span><text:a xlink:type="simple" xlink:href="http://pubs.opengroup.org/onlinepubs/009695399/toc.htm" text:style-name="Internet_20_link" text:visited-style-name="Visited_20_Internet_20_Link"><text:span text:style-name="Source_20_Text">IEEE Std 1003.1, 2004</text:span></text:a><text:span text:style-name="Source_20_Text"><text:span text:style-name="T10">中有提到，虚假唤醒(spurious wakeup)是被允许的，而且鼓励程序开发者在pthread_cond_wait()返回的时候对条件进行重新检查，只有在条件满足的情况下才继续往下执行，否则就需要继续等待了。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2.消息遗漏</text:span></text:span></text:p>
      <text:p text:style-name="P3"><text:span text:style-name="Source_20_Text"><text:span text:style-name="T10">根据</text:span></text:span><text:a xlink:type="simple" xlink:href="http://linux.die.net/man/3/pthread_cond_wait" text:style-name="Internet_20_link" text:visited-style-name="Visited_20_Internet_20_Link"><text:span text:style-name="Source_20_Text">pthread_cond_wait</text:span></text:a><text:span text:style-name="Source_20_Text"><text:span text:style-name="T10">的 定义，需要在pthread_cond_wait调用前后必须进行加锁和解锁操作。原因是因为如果在一个线程调用pthread_cond_wait的过程中但未进入block状态，此时有线程调用了pthread_cond_signal或者pthread_cond_broadcast，那么此次消息 将被遗漏掉，因为没有任何线程在pthread_cond_wait的block状态。在pthread_cond_wait的实现内部，首先会解锁，然后进入block状态，解</text:span></text:span><text:soft-page-break/><text:span text:style-name="Source_20_Text"><text:span text:style-name="T10">锁和进入block必须合并成一个原子操作，这样就保证了在pthread_cond_wait之后调用的 pthread_cond_signal不会被以后掉。</text:span></text:span></text:p>
      <text:p text:style-name="P3"><text:span text:style-name="Source_20_Text"><text:span text:style-name="T10"/></text:span></text:p>
      <text:p text:style-name="P4"><text:span text:style-name="Source_20_Text"><text:span text:style-name="T10"><text:tab/>但是对于多线程来说，pthread_cond_wait不能保证一定在pthread_cond_signal之后执行，也就意味着，当 pthread_cond_wait进入block之后，已经错过了pthread_cond_signal。因为已经错过了 pthread_cond_signal，很有可能会导致该线程永远block下去。通常这类问题的解决办法是设置一个 pthread_cond_signal或者pthread_cond_broadcast的计数器count，在调用 pthread_cond_wait之前先对这个count进行判断，如果count != 0 则说明已经错过了消息，可以不用等待，直接往下执行即可：</text:span></text:span></text:p>
      <text:p text:style-name="P4"><text:span text:style-name="Source_20_Text"><text:span text:style-name="T10">if (!count)</text:span></text:span></text:p>
      <text:p text:style-name="P4"><text:span text:style-name="Source_20_Text"><text:span text:style-name="T10">{</text:span></text:span></text:p>
      <text:p text:style-name="P7"><text:span text:style-name="Source_20_Text"><text:span text:style-name="T7"><text:tab/>pthread_mutex_lock(&amp;lock);</text:span></text:span></text:p>
      <text:p text:style-name="P7"><text:span text:style-name="Source_20_Text"><text:span text:style-name="T7"><text:tab/>while(condition_is_false)</text:span></text:span></text:p>
      <text:p text:style-name="P7"><text:span text:style-name="Source_20_Text"><text:span text:style-name="T7"><text:tab/>{</text:span></text:span></text:p>
      <text:p text:style-name="P7"><text:span text:style-name="Source_20_Text"><text:span text:style-name="T7"><text:tab/><text:tab/>pthread_cond_wait(&amp;cond, &amp;lock);</text:span></text:span></text:p>
      <text:p text:style-name="P7"><text:span text:style-name="Source_20_Text"><text:span text:style-name="T7"><text:tab/>}</text:span></text:span></text:p>
      <text:p text:style-name="P10"><text:span text:style-name="Source_20_Text"><text:span text:style-name="T8"><text:tab/>pthread_mutex_unlock(&amp;lock);</text:span></text:span></text:p>
      <text:p text:style-name="P10"><text:span text:style-name="Source_20_Text"><text:span text:style-name="T8">}</text:span></text:span></text:p>
      <text:p text:style-name="P12"><text:span text:style-name="Source_20_Text"><text:span text:style-name="T5"/></text:span></text:p>
      <text:p text:style-name="P4"><text:span text:style-name="Source_20_Text"><text:span text:style-name="T10"/></text:span></text:p>
      <text:p text:style-name="P11"><text:span text:style-name="Source_20_Text"><text:span text:style-name="T10"/></text:span></text:p>
      <text:p text:style-name="P8"><text:span text:style-name="Source_20_Text"><text:span text:style-name="T10"><text:s/></text:span></text:span></text:p>
      <text:p text:style-name="P2"/>
      <text:p text:style-name="P2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4:25:17.977017198</meta:creation-date>
    <meta:generator>LibreOffice/4.3.7.2$Linux_X86_64 LibreOffice_project/430$Build-2</meta:generator>
    <dc:date>2016-12-16T14:49:43.683701629</dc:date>
    <meta:editing-duration>PT7M18S</meta:editing-duration>
    <meta:editing-cycles>1</meta:editing-cycles>
    <meta:document-statistic meta:table-count="0" meta:image-count="0" meta:object-count="0" meta:page-count="2" meta:paragraph-count="25" meta:word-count="572" meta:character-count="1479" meta:non-whitespace-character-count="1422"/>
  </office:meta>
</office:document-meta>
</file>